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akar" svg:font-family="aakar" style:font-pitch="variable"/>
  </office:font-face-decls>
  <office:automatic-styles>
    <style:style style:name="P1" style:family="paragraph" style:parent-style-name="Standard">
      <style:paragraph-properties style:line-height-at-least="0.198in"/>
      <style:text-properties officeooo:rsid="000ee4ea" officeooo:paragraph-rsid="000ee4ea"/>
    </style:style>
    <style:style style:name="P2" style:family="paragraph" style:parent-style-name="Standard">
      <style:paragraph-properties style:line-height-at-least="0.198in"/>
      <style:text-properties officeooo:rsid="00100cd5" officeooo:paragraph-rsid="00100cd5"/>
    </style:style>
    <style:style style:name="P3" style:family="paragraph" style:parent-style-name="Standard">
      <style:paragraph-properties style:line-height-at-least="0.198in"/>
      <style:text-properties officeooo:rsid="0012f9fe" officeooo:paragraph-rsid="0012f9fe"/>
    </style:style>
    <style:style style:name="P4" style:family="paragraph" style:parent-style-name="Standard">
      <style:paragraph-properties fo:line-height="100%" fo:break-before="page"/>
      <style:text-properties style:font-name="aakar" fo:font-size="8pt" fo:font-weight="bold" officeooo:rsid="00146b51" officeooo:paragraph-rsid="00146b51" fo:background-color="transparent" style:font-size-asian="8pt" style:font-weight-asian="bold" style:font-size-complex="8pt" style:font-weight-complex="bold"/>
    </style:style>
    <style:style style:name="P5" style:family="paragraph" style:parent-style-name="Standard">
      <style:paragraph-properties fo:line-height="100%"/>
      <style:text-properties style:font-name="aakar" fo:font-size="8pt" fo:font-weight="bold" officeooo:rsid="00146b51" officeooo:paragraph-rsid="00146b51" fo:background-color="transparent" style:font-size-asian="8pt" style:font-weight-asian="bold" style:font-size-complex="8pt" style:font-weight-complex="bold"/>
    </style:style>
    <style:style style:name="P6" style:family="paragraph" style:parent-style-name="Standard">
      <style:paragraph-properties fo:line-height="100%"/>
      <style:text-properties officeooo:rsid="0012f9fe" officeooo:paragraph-rsid="0012f9fe" fo:background-color="#666666"/>
    </style:style>
    <style:style style:name="P7" style:family="paragraph" style:parent-style-name="Standard">
      <style:paragraph-properties fo:line-height="100%"/>
      <style:text-properties fo:color="#000000" loext:opacity="100%" style:font-name="aakar" fo:font-size="8pt" fo:font-weight="normal" fo:background-color="transparent" style:font-size-asian="8pt" style:font-size-complex="8pt"/>
    </style:style>
    <style:style style:name="P8" style:family="paragraph" style:parent-style-name="Standard">
      <style:paragraph-properties fo:line-height="100%"/>
      <style:text-properties fo:color="#000000" loext:opacity="100%" style:font-name="aakar" fo:font-size="8pt" fo:background-color="transparent" style:font-size-asian="8pt" style:font-size-complex="8pt"/>
    </style:style>
    <style:style style:name="P9" style:family="paragraph" style:parent-style-name="Standard">
      <style:paragraph-properties fo:line-height="100%"/>
      <style:text-properties fo:color="#000000" loext:opacity="100%" style:font-name="aakar" fo:font-size="8pt" officeooo:rsid="0012f9fe" officeooo:paragraph-rsid="0012f9fe" fo:background-color="transparent" style:font-size-asian="8pt" style:font-size-complex="8pt"/>
    </style:style>
    <style:style style:name="P10" style:family="paragraph" style:parent-style-name="Standard">
      <style:paragraph-properties fo:line-height="100%"/>
      <style:text-properties fo:color="#000000" loext:opacity="100%" style:font-name="aakar" fo:font-size="8pt" fo:font-weight="bold" officeooo:rsid="0012f9fe" officeooo:paragraph-rsid="0012f9fe" fo:background-color="transparent" style:font-size-asian="8pt" style:font-weight-asian="bold" style:font-size-complex="8pt" style:font-weight-complex="bold"/>
    </style:style>
    <style:style style:name="P11" style:family="paragraph" style:parent-style-name="Standard">
      <style:paragraph-properties fo:line-height="100%"/>
      <style:text-properties fo:color="#000000" loext:opacity="100%" style:font-name="aakar" fo:font-size="8pt" fo:font-weight="bold" fo:background-color="transparent" style:font-size-asian="8pt" style:font-weight-asian="bold" style:font-size-complex="8pt" style:font-weight-complex="bold"/>
    </style:style>
    <style:style style:name="P12" style:family="paragraph" style:parent-style-name="Standard">
      <style:paragraph-properties style:line-height-at-least="0.198in"/>
      <style:text-properties officeooo:rsid="00146b51" officeooo:paragraph-rsid="00146b51"/>
    </style:style>
    <style:style style:name="P13" style:family="paragraph" style:parent-style-name="Standard">
      <style:paragraph-properties style:line-height-at-least="0.198in"/>
      <style:text-properties fo:font-weight="bold" officeooo:rsid="0012f9fe" officeooo:paragraph-rsid="0012f9fe" style:font-weight-asian="bold" style:font-weight-complex="bold"/>
    </style:style>
    <style:style style:name="P14" style:family="paragraph" style:parent-style-name="Standard">
      <style:paragraph-properties style:line-height-at-least="0.198in"/>
      <style:text-properties fo:font-weight="bold" officeooo:rsid="00100cd5" officeooo:paragraph-rsid="00100cd5" style:font-weight-asian="bold" style:font-weight-complex="bold"/>
    </style:style>
    <style:style style:name="P15" style:family="paragraph" style:parent-style-name="Standard">
      <style:paragraph-properties style:line-height-at-least="0.198in"/>
      <style:text-properties fo:font-weight="bold" officeooo:rsid="00146b51" officeooo:paragraph-rsid="00146b51" style:font-weight-asian="bold" style:font-weight-complex="bold"/>
    </style:style>
    <style:style style:name="T1" style:family="text">
      <style:text-properties officeooo:rsid="0012f9fe"/>
    </style:style>
    <style:style style:name="T2" style:family="text">
      <style:text-properties officeooo:rsid="00146b51"/>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style:font-weight-asian="normal" style:font-weight-complex="normal"/>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style:text-underline-style="solid" style:text-underline-width="auto" style:text-underline-color="font-color"/>
    </style:style>
    <style:style style:name="T8" style:family="text">
      <style:text-properties officeooo:rsid="001754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aul Crann – CS 539 – HW 4</text:p>
      <text:p text:style-name="P12"/>
      <text:p text:style-name="P12"/>
      <text:p text:style-name="P15"><text:span text:style-name="T7">Models</text:span>:</text:p>
      <text:p text:style-name="P12"/>
      <text:p text:style-name="P1"><text:tab/>In this experiment, 5 different neural nets will be trained and tests on the MINST database. They are <text:span text:style-name="T1">summarized as the following, and provided at the end of this document.</text:span></text:p>
      <text:p text:style-name="P1"/>
      <text:p text:style-name="P1"><text:span text:style-name="T6">Original Net</text:span>: 2 fully connected layers with soft-max.</text:p>
      <text:p text:style-name="P1"/>
      <text:p text:style-name="P1"><text:span text:style-name="T6">1 CNN Layer</text:span>: 1 CNN layer with 16 output channels using a kernel size of 3, followed by a 2d max pool of size and stride 2, then two fully connected layers with a soft-max.</text:p>
      <text:p text:style-name="P1"/>
      <text:p text:style-name="P1"><text:span text:style-name="T6">2 CNN Layer</text:span>: Repeat of 1 CNN Layer model with an additional CNN layer outputting 32 kernels of size 3, and repeated 2d max pool layer.</text:p>
      <text:p text:style-name="P1"/>
      <text:p text:style-name="P1"><text:span text:style-name="T6">2 CNN Layers, double kernels</text:span>: Repeat of 2 CNN Layer model using twice as many kernels at both CNN layers (32 and 64 now).</text:p>
      <text:p text:style-name="P1"/>
      <text:p text:style-name="P1"><text:span text:style-name="T6">2 CNN Layers, size 7 kernels</text:span>: Repeat of 2 CNN Layer model using size 7 kernels for both CNN layers, adjusting stride and pad appropriate.</text:p>
      <text:p text:style-name="P1"/>
      <text:p text:style-name="P13"><text:span text:style-name="T7">Method</text:span>:</text:p>
      <text:p text:style-name="P3"/>
      <text:p text:style-name="P3">I will be training the above 5 models and testing them after 1 and 10 epochs. This should allow insights on how the different model architectures as well as the epoch parameter affect resulting model accuracy.</text:p>
      <text:p text:style-name="P1"/>
      <text:p text:style-name="P14"><text:span text:style-name="T7">Results</text:span>:</text:p>
      <text:p text:style-name="P2"/>
      <text:p text:style-name="P1">Number of epochs: 1</text:p>
      <text:p text:style-name="P1">Original Net: Average loss: 0.2021, Accuracy: 9387/10000<text:tab/><text:tab/><text:tab/><text:tab/>(93.87%)</text:p>
      <text:p text:style-name="P1">1 CNN Layer: Average loss: 0.1150, Accuracy: 9653/10000 <text:tab/><text:tab/><text:tab/>(96.53%)</text:p>
      <text:p text:style-name="P1">2 CNN Layers: Average loss: 0.0833, Accuracy: 9755/10000 <text:tab/><text:tab/><text:tab/>(97.55%)</text:p>
      <text:p text:style-name="P1">2 CNN Layers, double kernels: Average loss: 0.0721, Accuracy: 9773/10000 <text:tab/>(97.73%)</text:p>
      <text:p text:style-name="P1">2 CNN Layers, size 7 kernel: Average loss: 0.0816, Accuracy: 9726/10000 <text:tab/>(97.26%)</text:p>
      <text:p text:style-name="P1"/>
      <text:p text:style-name="P1">Number of epochs: 10</text:p>
      <text:p text:style-name="P1">Original Net: Average loss: 0.0691, Accuracy: 9782/10000 <text:tab/><text:tab/><text:tab/>(97.82%)</text:p>
      <text:p text:style-name="P1">1 CNN Layer: Average loss: 0.0488, Accuracy: 9852/10000 <text:tab/><text:tab/><text:tab/>(98.52%)</text:p>
      <text:p text:style-name="P1">2 CNN Layers: Average loss: 0.0320, Accuracy: 9896/10000 <text:tab/><text:tab/><text:tab/>(98.96%)</text:p>
      <text:p text:style-name="P1">2 CNN Layers, double kernels: Average loss: 0.0279, Accuracy: 9905/10000 <text:tab/>(99.05%)</text:p>
      <text:p text:style-name="P1">2 CNN Layers, size 7 kernel: Average loss: 0.0328, Accuracy: 9900/10000 <text:tab/>(99.00%)</text:p>
      <text:p text:style-name="P1"/>
      <text:p text:style-name="P13"><text:span text:style-name="T7">Analysis</text:span>:</text:p>
      <text:p text:style-name="P3"/>
      <text:p text:style-name="P3"><text:soft-page-break/><text:tab/>There are some important insights gained from this experiment. First of all, we can clearly see that the model benefits from additional epochs of training. This is unsurprising to me, as 1 epoch if expected to be far from the models optimal training time. Secondly, we can see how beneficial the CNN layers are for this task. All 4 CNN models beat the original fully connected network, and all 3 double layered CNN models beat the single layered CNN model. <text:span text:style-name="T2">Lastly, the more complicated 2 layer CNN models (more kernels and larger kernels) showed to be a stronger model after the 10 epochs when compared to their base 2 later CNN parent. This hints towards the more complex kernel models benefiting this model.</text:span></text:p>
      <text:p text:style-name="P3"><text:tab/><text:span text:style-name="T8">The best model according to my results is the 2 layer CNN model, using 32 and 64 kernels for each CNN layer, which achieved an accuracy of 99.05% on the testing data after 10 epochs. The standard 2 layer CNN and size 7 kernel CNN models had comparable results.</text:span></text:p>
      <text:p text:style-name="P3"/>
      <text:p text:style-name="P3"/>
      <text:p text:style-name="P3"/>
      <text:p text:style-name="P6"/>
      <text:p text:style-name="P4">Appendix A: Models</text:p>
      <text:p text:style-name="P5"/>
      <text:p text:style-name="P10">class Net(nn.Module):</text:p>
      <text:p text:style-name="P8"/>
      <text:p text:style-name="P7">def __init__(self):</text:p>
      <text:p text:style-name="P7">super(Net, self).__init__()</text:p>
      <text:p text:style-name="P7">self.name = '<text:span text:style-name="T3">Original Net</text:span>'</text:p>
      <text:p text:style-name="P7">self.fc1 = nn.Linear(784, 256)</text:p>
      <text:p text:style-name="P7">self.fc2 = nn.Linear(256, 10)</text:p>
      <text:p text:style-name="P8"/>
      <text:p text:style-name="P7">def forward(self, x):</text:p>
      <text:p text:style-name="P7">x=x.view(-1,784)</text:p>
      <text:p text:style-name="P7">x = F.relu(self.fc1(x))</text:p>
      <text:p text:style-name="P7">x = self.fc2(x)</text:p>
      <text:p text:style-name="P8"/>
      <text:p text:style-name="P8"><text:span text:style-name="T4">return F.log_softmax(x, dim=1)</text:span></text:p>
      <text:p text:style-name="P8"/>
      <text:p text:style-name="P11">class Net_1(nn.Module):</text:p>
      <text:p text:style-name="P8"/>
      <text:p text:style-name="P7">def __init__(self):</text:p>
      <text:p text:style-name="P7">super(Net_1, self).__init__()</text:p>
      <text:p text:style-name="P7">self.name = '<text:span text:style-name="T3">1 CNN Layer</text:span>'</text:p>
      <text:p text:style-name="P7">self.conv1 = nn.Conv2d(in_channels=1, out_channels=16, kernel_size=3, stride=1, padding=1)</text:p>
      <text:p text:style-name="P7">self.pool = nn.MaxPool2d(kernel_size=2, stride=2, padding=0)</text:p>
      <text:p text:style-name="P7">self.fc1 = nn.Linear(14*14*16, 256)</text:p>
      <text:p text:style-name="P7">self.fc2 = nn.Linear(256, 10)</text:p>
      <text:p text:style-name="P8"/>
      <text:p text:style-name="P7">def forward(self, x):</text:p>
      <text:p text:style-name="P7">x = self.conv1(x)</text:p>
      <text:p text:style-name="P7">x = self.pool(x)</text:p>
      <text:p text:style-name="P7">x = x.view(-1,14*14*16)</text:p>
      <text:p text:style-name="P7">x = self.fc1(x)</text:p>
      <text:p text:style-name="P7">x = F.relu(x)</text:p>
      <text:p text:style-name="P7">x = self.fc2(x)</text:p>
      <text:p text:style-name="P7">x = F.log_softmax(x, dim=1)</text:p>
      <text:p text:style-name="P8"/>
      <text:p text:style-name="P7">return x</text:p>
      <text:p text:style-name="P8"/>
      <text:p text:style-name="P11">class Net_2_0(nn.Module):</text:p>
      <text:p text:style-name="P8"/>
      <text:p text:style-name="P7">def __init__(self):</text:p>
      <text:p text:style-name="P7">super(Net_2_0, self).__init__()</text:p>
      <text:p text:style-name="P7">self.name = '<text:span text:style-name="T3">2 CNN Layers</text:span>'</text:p>
      <text:p text:style-name="P7">self.conv1 = nn.Conv2d(in_channels=1, out_channels=16, kernel_size=3, stride=1, padding=1)</text:p>
      <text:p text:style-name="P7">self.pool1 = nn.MaxPool2d(kernel_size=2, stride=2, padding=0)</text:p>
      <text:p text:style-name="P7">self.conv2 = nn.Conv2d(in_channels=16, out_channels=32, kernel_size=3, stride=1, padding=1)</text:p>
      <text:p text:style-name="P7">self.pool2 = nn.MaxPool2d(kernel_size=2, stride=2, padding=0)</text:p>
      <text:p text:style-name="P7">self.fc1 = nn.Linear(7*7*32, 256)</text:p>
      <text:p text:style-name="P7">self.fc2 = nn.Linear(256, 10)</text:p>
      <text:p text:style-name="P8"/>
      <text:p text:style-name="P7">def forward(self, x):</text:p>
      <text:p text:style-name="P7">x = self.conv1(x)</text:p>
      <text:p text:style-name="P7">x = self.pool1(x)</text:p>
      <text:p text:style-name="P7">x = self.conv2(x)</text:p>
      <text:p text:style-name="P7">x = self.pool2(x)</text:p>
      <text:p text:style-name="P7">x = x.view(-1,7*7*32)</text:p>
      <text:p text:style-name="P7">x = self.fc1(x)</text:p>
      <text:p text:style-name="P7">x = F.relu(x)</text:p>
      <text:p text:style-name="P7">x = self.fc2(x)</text:p>
      <text:p text:style-name="P7">x = F.log_softmax(x, dim=1)</text:p>
      <text:p text:style-name="P8"/>
      <text:p text:style-name="P7">return x</text:p>
      <text:p text:style-name="P8"/>
      <text:p text:style-name="P11">class Net_2_1(nn.Module):</text:p>
      <text:p text:style-name="P8"/>
      <text:p text:style-name="P7">def __init__(self):</text:p>
      <text:p text:style-name="P7">super(Net_2_1, self).__init__()</text:p>
      <text:p text:style-name="P7">self.name = '<text:span text:style-name="T3">2 CNN Layers, double kernels</text:span><text:span text:style-name="T5">'</text:span></text:p>
      <text:p text:style-name="P7">self.conv1 = nn.Conv2d(in_channels=1, out_channels=32, kernel_size=3, stride=1, padding=1)</text:p>
      <text:p text:style-name="P7">self.pool1 = nn.MaxPool2d(kernel_size=2, stride=2, padding=0)</text:p>
      <text:p text:style-name="P7"><text:soft-page-break/>self.conv2 = nn.Conv2d(in_channels=32, out_channels=64, kernel_size=3, stride=1, padding=1)</text:p>
      <text:p text:style-name="P7">self.pool2 = nn.MaxPool2d(kernel_size=2, stride=2, padding=0)</text:p>
      <text:p text:style-name="P7">self.fc1 = nn.Linear(7*7*64, 256)</text:p>
      <text:p text:style-name="P7">self.fc2 = nn.Linear(256, 10)</text:p>
      <text:p text:style-name="P8"/>
      <text:p text:style-name="P7">def forward(self, x):</text:p>
      <text:p text:style-name="P7">x = self.conv1(x)</text:p>
      <text:p text:style-name="P7">x = self.pool1(x)</text:p>
      <text:p text:style-name="P7">x = self.conv2(x)</text:p>
      <text:p text:style-name="P7">x = self.pool2(x)</text:p>
      <text:p text:style-name="P7">x = x.view(-1,7*7*64)</text:p>
      <text:p text:style-name="P7">x = self.fc1(x)</text:p>
      <text:p text:style-name="P7">x = F.relu(x)</text:p>
      <text:p text:style-name="P7">x = self.fc2(x)</text:p>
      <text:p text:style-name="P7">x = F.log_softmax(x, dim=1)</text:p>
      <text:p text:style-name="P8"/>
      <text:p text:style-name="P7">return x</text:p>
      <text:p text:style-name="P7"/>
      <text:p text:style-name="P11">class Net_2_2(nn.Module):</text:p>
      <text:p text:style-name="P8"/>
      <text:p text:style-name="P7">def __init__(self):</text:p>
      <text:p text:style-name="P7">super(Net_2_2, self).__init__()</text:p>
      <text:p text:style-name="P7">self.name = '<text:span text:style-name="T3">2 CNN Layers, size 7 kernel</text:span>'</text:p>
      <text:p text:style-name="P7">self.conv1 = nn.Conv2d(in_channels=1, out_channels=16, kernel_size=7, stride=1, padding=3)</text:p>
      <text:p text:style-name="P7">self.pool1 = nn.MaxPool2d(kernel_size=2, stride=2, padding=0)</text:p>
      <text:p text:style-name="P7">self.conv2 = nn.Conv2d(in_channels=16, out_channels=32, kernel_size=7, stride=1, padding=3)</text:p>
      <text:p text:style-name="P7">self.pool2 = nn.MaxPool2d(kernel_size=2, stride=2, padding=0)</text:p>
      <text:p text:style-name="P7">self.fc1 = nn.Linear(7*7*32, 256)</text:p>
      <text:p text:style-name="P7">self.fc2 = nn.Linear(256, 10)</text:p>
      <text:p text:style-name="P8"/>
      <text:p text:style-name="P7">def forward(self, x):</text:p>
      <text:p text:style-name="P7">x = self.conv1(x)</text:p>
      <text:p text:style-name="P7">x = self.pool1(x)</text:p>
      <text:p text:style-name="P7">x = self.conv2(x)</text:p>
      <text:p text:style-name="P7">x = self.pool2(x)</text:p>
      <text:p text:style-name="P7">x = x.view(-1,7*7*32)</text:p>
      <text:p text:style-name="P7">x = self.fc1(x)</text:p>
      <text:p text:style-name="P7">x = F.relu(x)</text:p>
      <text:p text:style-name="P7">x = self.fc2(x)</text:p>
      <text:p text:style-name="P7">x = F.log_softmax(x, dim=1)</text:p>
      <text:p text:style-name="P8"/>
      <text:p text:style-name="P7">return x</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akar" svg:font-family="aak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5T20:21:11.001142056</meta:creation-date>
    <meta:generator>LibreOffice/7.3.7.2$Linux_X86_64 LibreOffice_project/30$Build-2</meta:generator>
    <dc:date>2024-07-15T21:12:23.577410021</dc:date>
    <meta:editing-duration>PT8M58S</meta:editing-duration>
    <meta:editing-cycles>3</meta:editing-cycles>
    <meta:document-statistic meta:table-count="0" meta:image-count="0" meta:object-count="0" meta:page-count="4" meta:paragraph-count="118" meta:word-count="797" meta:character-count="5530" meta:non-whitespace-character-count="4824"/>
  </office:meta>
</office:document-meta>
</file>